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8896" officeooo:paragraph-rsid="00068896"/>
    </style:style>
    <style:style style:name="P2" style:family="paragraph" style:parent-style-name="Heading_20_1">
      <style:text-properties officeooo:rsid="0007cdb6" officeooo:paragraph-rsid="0007cdb6"/>
    </style:style>
    <style:style style:name="P3" style:family="paragraph" style:parent-style-name="Heading_20_1">
      <style:text-properties officeooo:rsid="000b3219" officeooo:paragraph-rsid="000b3219"/>
    </style:style>
    <style:style style:name="P4" style:family="paragraph" style:parent-style-name="Heading_20_1">
      <style:text-properties officeooo:rsid="000b62af" officeooo:paragraph-rsid="000b62af"/>
    </style:style>
    <style:style style:name="P5" style:family="paragraph" style:parent-style-name="Text_20_body">
      <style:text-properties officeooo:rsid="0007cdb6" officeooo:paragraph-rsid="0007cdb6"/>
    </style:style>
    <style:style style:name="P6" style:family="paragraph" style:parent-style-name="Text_20_body" style:list-style-name="L1">
      <style:text-properties officeooo:rsid="00096241" officeooo:paragraph-rsid="00096241"/>
    </style:style>
    <style:style style:name="P7" style:family="paragraph" style:parent-style-name="Text_20_body">
      <style:text-properties officeooo:rsid="00096241" officeooo:paragraph-rsid="00096241"/>
    </style:style>
    <style:style style:name="P8" style:family="paragraph" style:parent-style-name="Text_20_body">
      <style:text-properties officeooo:rsid="000ad6a7" officeooo:paragraph-rsid="000ad6a7"/>
    </style:style>
    <style:style style:name="P9" style:family="paragraph" style:parent-style-name="Text_20_body">
      <style:text-properties officeooo:rsid="000b3219" officeooo:paragraph-rsid="000b3219"/>
    </style:style>
    <style:style style:name="P10" style:family="paragraph" style:parent-style-name="Text_20_body" style:list-style-name="L2">
      <style:text-properties officeooo:rsid="000b3219" officeooo:paragraph-rsid="000b3219"/>
    </style:style>
    <style:style style:name="P11" style:family="paragraph" style:parent-style-name="Text_20_body" style:list-style-name="L2">
      <style:text-properties officeooo:paragraph-rsid="000b3219"/>
    </style:style>
    <style:style style:name="P12" style:family="paragraph" style:parent-style-name="Text_20_body">
      <style:text-properties officeooo:rsid="000b62af" officeooo:paragraph-rsid="000b62af"/>
    </style:style>
    <style:style style:name="P13" style:family="paragraph" style:parent-style-name="Text_20_body">
      <style:text-properties officeooo:rsid="000c6e2f" officeooo:paragraph-rsid="000c6e2f"/>
    </style:style>
    <style:style style:name="P14" style:family="paragraph" style:parent-style-name="Text_20_body">
      <style:text-properties officeooo:rsid="000e0141" officeooo:paragraph-rsid="000e0141"/>
    </style:style>
    <style:style style:name="T1" style:family="text">
      <style:text-properties officeooo:rsid="00096241"/>
    </style:style>
    <style:style style:name="T2" style:family="text">
      <style:text-properties officeooo:rsid="000ad6a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3219"/>
    </style:style>
    <style:style style:name="T5" style:family="text">
      <style:text-properties officeooo:rsid="000b62af"/>
    </style:style>
    <style:style style:name="T6" style:family="text">
      <style:text-properties officeooo:rsid="000e01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1 : Algorithmes de tri</text:p>
      <text:h text:style-name="P2" text:outline-level="1">BubbleSort</text:h>
      <text:p text:style-name="P5">1, 2, 3) Voir les fichiers de code</text:p>
      <text:p text:style-name="P5">4) La comparaison dit que notre tri a bien fonctionné</text:p>
      <text:p text:style-name="P5">5) <text:span text:style-name="T1">Voici le nombre de comparaisons en fonction du tableau :</text:span></text:p>
      <text:list xml:id="list4558945185724214913" text:style-name="L1">
        <text:list-item>
          <text:p text:style-name="P6">Tab1 : 1219</text:p>
        </text:list-item>
        <text:list-item>
          <text:p text:style-name="P6">Tab2 : 1225</text:p>
        </text:list-item>
        <text:list-item>
          <text:p text:style-name="P6">Tab3 : 1072</text:p>
        </text:list-item>
        <text:list-item>
          <text:p text:style-name="P6">Ref : 49</text:p>
        </text:list-item>
      </text:list>
      <text:p text:style-name="P7">6) La complexité dans le pire cas est en O(n²) (tableau trié à l’envers) et dans le meilleur cas en O(n) (tableau déjà trié).</text:p>
      <text:p text:style-name="P7">En effet pour un tableau déjà trié on fait un tour de boucle du do{}while() ; Qui appelle une fonction qui fait un seul tour de boucle en O(n).</text:p>
      <text:p text:style-name="P7">Dans le pire cas, le do{}while() ; execute n fois la boucle for donc on a une complexité en O(n²)</text:p>
      <text:p text:style-name="P7">Etant donné que la complexité change en fonction d<text:span text:style-name="T2">e l’état du</text:span> tableau <text:span text:style-name="T2">(déjà trié ou non)</text:span>, on peut considérer que cet algorithme est adaptatif.</text:p>
      <text:p text:style-name="P8">7) Etant donné que nous ne stockons pas des copies du tableau grâce à l’utilisation de pointeurs on a une complexité spatiale en O(1) La permutation étant effectuée si et seulement si l’élément précédent est <text:span text:style-name="T3">strictement</text:span> plus grand que l’élément précédent les éléments ne sont pas permutés s’ils sont égaux, cet algorithme est donc stable.</text:p>
      <text:h text:style-name="P3" text:outline-level="1">InsertionSort</text:h>
      <text:p text:style-name="P9">1) Voir le code</text:p>
      <text:p text:style-name="P9">2)</text:p>
      <text:list xml:id="list110575736896362387" text:style-name="L2">
        <text:list-item>
          <text:p text:style-name="P11"><text:span text:style-name="T4">Tab1 : 682</text:span></text:p>
        </text:list-item>
        <text:list-item>
          <text:p text:style-name="P10">Tab2 : 1216</text:p>
        </text:list-item>
        <text:list-item>
          <text:p text:style-name="P10">Tab 3 : 63</text:p>
        </text:list-item>
        <text:list-item>
          <text:p text:style-name="P10">Ref : 0</text:p>
        </text:list-item>
      </text:list>
      <text:p text:style-name="P9">3) La complexité de l’algorithme <text:span text:style-name="T5">est en O(n) dans le meilleur des cas. Aucune insertion n’est effectuée, une seule boucle pour vérifier que le tableau est trié.</text:span></text:p>
      <text:p text:style-name="P12"><text:soft-page-break/>Dans le pire cas, la complexité est en O(n²) encore une fois. En effet le for a une complexité en O(n) et le while a un complexité en O(n) dans le pire cas, donc une complexité en O(n²).</text:p>
      <text:p text:style-name="P12">Cependant on remarque une baisse significative du nombre d’insertions entre le tri par insertion et le nombre de permutations dans le tri à bulles.</text:p>
      <text:h text:style-name="P4" text:outline-level="1">MergeSort</text:h>
      <text:p text:style-name="P13">1) Pour int* tmp = tab, tmp reçoit l’adresse de la première valeur du tableau.</text:p>
      <text:p text:style-name="P13">Pour int tmp[n], <text:span text:style-name="T6">cela initialise un tableau de taille n</text:span></text:p>
      <text:p text:style-name="P14">2) La meilleure manière de créer un tableau de taille n est de réserver la mémoire en utilisant l’allocation dynamique avec *malloc(size_t,size)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8896" officeooo:paragraph-rsid="000688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tomme Nicolas Dougy Hugo<text:tab/><text:tab/>2A - P202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8:33:51.711486806</meta:creation-date>
    <dc:date>2019-10-14T11:35:27.132970427</dc:date>
    <meta:editing-duration>PT1H19M49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2" meta:paragraph-count="29" meta:word-count="378" meta:character-count="1959" meta:non-whitespace-character-count="1625"/>
  </office:meta>
</office:document-meta>
</file>